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TimesNewRomanPSMT" svg:font-family="TimesNewRomanPSMT" style:font-family-generic="roman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F0" style:family="paragraph">
      <style:paragraph-properties fo:widows="0" fo:orphans="0" fo:break-before="page" style:text-autospace="none" fo:text-align="center" fo:margin-top="1.3333in"/>
      <style:text-properties fo:font-size="28pt" style:font-size-asian="28pt" style:font-size-complex="30pt"/>
    </style:style>
    <style:style style:name="P3" style:parent-style-name="Normal" style:family="paragraph">
      <style:paragraph-properties fo:widows="0" fo:orphans="0" style:text-autospace="none" fo:text-align="center" fo:margin-top="0.4166in"/>
      <style:text-properties style:font-weight-complex="bold" fo:font-size="24pt" style:font-size-asian="24pt" style:font-size-complex="26pt"/>
    </style:style>
    <style:style style:name="P4" style:parent-style-name="Normal" style:family="paragraph">
      <style:paragraph-properties fo:widows="0" fo:orphans="0" style:text-autospace="none" fo:text-align="center" fo:margin-top="1.3333in"/>
      <style:text-properties fo:font-weight="bold" style:font-weight-asian="bold" fo:font-size="26pt" style:font-size-asian="26pt" style:font-size-complex="30pt"/>
    </style:style>
    <style:style style:name="P5" style:parent-style-name="Normal" style:family="paragraph">
      <style:paragraph-properties fo:widows="0" fo:orphans="0" style:text-autospace="none" fo:text-align="center" fo:margin-top="1.3333in"/>
      <style:text-properties fo:font-size="20pt" style:font-size-asian="20pt" style:font-size-complex="20pt"/>
    </style:style>
    <style:style style:name="P6" style:parent-style-name="Normal" style:family="paragraph">
      <style:paragraph-properties fo:widows="0" fo:orphans="0" style:text-autospace="none" fo:text-align="center" fo:margin-top="0.5in"/>
      <style:text-properties fo:font-size="20pt" style:font-size-asian="20pt" style:font-size-complex="20pt"/>
    </style:style>
    <style:style style:name="P7" style:parent-style-name="Normal" style:family="paragraph">
      <style:paragraph-properties fo:widows="0" fo:orphans="0" style:text-autospace="none" fo:text-align="center" fo:margin-top="0.5in"/>
      <style:text-properties fo:font-size="14pt" style:font-size-asian="14pt" style:font-size-complex="14pt"/>
    </style:style>
    <style:style style:name="P8" style:parent-style-name="Normal" style:family="paragraph">
      <style:paragraph-properties fo:widows="0" fo:orphans="0" style:text-autospace="none" fo:text-align="center"/>
      <style:text-properties fo:font-size="14pt" style:font-size-asian="14pt" style:font-size-complex="14pt"/>
    </style:style>
    <style:style style:name="P9" style:parent-style-name="Normal" style:family="paragraph">
      <style:paragraph-properties fo:widows="0" fo:orphans="0" style:text-autospace="none" fo:text-align="center"/>
      <style:text-properties fo:font-size="14pt" style:font-size-asian="14pt" style:font-size-complex="14pt"/>
    </style:style>
    <style:style style:name="P10" style:parent-style-name="Normal" style:family="paragraph">
      <style:paragraph-properties fo:widows="0" fo:orphans="0" style:text-autospace="none" fo:text-align="center"/>
      <style:text-properties fo:font-size="14pt" style:font-size-asian="14pt" style:font-size-complex="14pt"/>
    </style:style>
    <style:style style:name="P11" style:parent-style-name="Normal" style:family="paragraph">
      <style:paragraph-properties fo:break-before="page" fo:text-align="start" fo:margin-bottom="0in"/>
      <style:text-properties fo:font-size="14pt" style:font-size-asian="14pt" style:font-size-complex="14pt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T13" style:parent-style-name="DefaultParagraphFont" style:family="text">
      <style:text-properties fo:font-weight="bold" style:font-weight-asian="bold"/>
    </style:style>
    <style:style style:name="P14" style:parent-style-name="Normal" style:family="paragraph">
      <style:paragraph-properties fo:widows="0" fo:orphans="0" style:text-autospace="none" fo:margin-top="0.3333in" fo:margin-bottom="0.3333in"/>
      <style:text-properties fo:font-weight="bold" style:font-weight-asian="bold" style:font-weight-complex="bold" fo:font-size="20pt" style:font-size-asian="20pt" style:font-size-complex="20pt"/>
    </style:style>
    <style:style style:name="P15" style:parent-style-name="Normal" style:family="paragraph">
      <style:paragraph-properties fo:text-align="center"/>
    </style:style>
    <style:style style:name="P16" style:parent-style-name="Normal" style:family="paragraph">
      <style:paragraph-properties fo:widows="0" fo:orphans="0" style:text-autospace="none" fo:margin-top="0.3333in" fo:margin-bottom="0.3333in"/>
    </style:style>
    <style:style style:name="T17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T18" style:parent-style-name="DefaultParagraphFont" style:family="text">
      <style:text-properties style:font-name="TimesNewRomanPSMT" style:font-name-complex="TimesNewRomanPSMT" fo:font-weight="bold" style:font-weight-asian="bold" style:font-weight-complex="bold" fo:font-size="20pt" style:font-size-asian="20pt" style:font-size-complex="20pt"/>
    </style:style>
    <style:style style:name="T19" style:parent-style-name="DefaultParagraphFont" style:family="text">
      <style:text-properties fo:font-style="italic" style:font-style-asian="italic"/>
    </style:style>
    <style:style style:name="T20" style:parent-style-name="DefaultParagraphFont" style:family="text">
      <style:text-properties fo:font-style="italic" style:font-style-asian="italic"/>
    </style:style>
    <style:style style:name="T21" style:parent-style-name="DefaultParagraphFont" style:family="text">
      <style:text-properties fo:font-style="italic" style:font-style-asian="italic"/>
    </style:style>
    <style:style style:name="P22" style:parent-style-name="Normal" style:family="paragraph">
      <style:paragraph-properties fo:widows="0" fo:orphans="0" style:text-autospace="none" fo:margin-top="0.3333in" fo:margin-bottom="0.4166in" fo:margin-right="0.7347in"/>
      <style:text-properties style:font-name="TimesNewRomanPSMT" style:font-name-complex="TimesNewRomanPSMT" fo:font-weight="bold" style:font-weight-asian="bold" style:font-weight-complex="bold" fo:font-size="20pt" style:font-size-asian="20pt" style:font-size-complex="20pt"/>
    </style:style>
    <style:style style:name="T23" style:parent-style-name="DefaultParagraphFont" style:family="text">
      <style:text-properties fo:font-style="italic" style:font-style-asian="italic"/>
    </style:style>
    <style:style style:name="P24" style:parent-style-name="Normal" style:family="paragraph">
      <style:text-properties fo:language="en" fo:country="US"/>
    </style:style>
    <style:style style:name="P25" style:parent-style-name="Normal" style:family="paragraph">
      <style:paragraph-properties fo:widows="0" fo:orphans="0" style:text-autospace="none" fo:margin-left="0.3937in" fo:margin-right="0.7347in" fo:text-indent="-0.3937in">
        <style:tab-stops/>
      </style:paragraph-properties>
    </style:style>
    <style:style style:name="T26" style:parent-style-name="DefaultParagraphFont" style:family="text">
      <style:text-properties style:font-name="TimesNewRomanPSMT" style:font-name-complex="TimesNewRomanPSMT" style:font-size-complex="12pt" fo:language="en" fo:country="US"/>
    </style:style>
    <style:style style:name="T27" style:parent-style-name="DefaultParagraphFont" style:family="text">
      <style:text-properties style:font-name="TimesNewRomanPSMT" style:font-name-complex="TimesNewRomanPSMT" style:font-size-complex="12pt" fo:language="en" fo:country="US"/>
    </style:style>
    <style:style style:name="T28" style:parent-style-name="DefaultParagraphFont" style:family="text">
      <style:text-properties style:font-name="TimesNewRomanPSMT" style:font-name-complex="TimesNewRomanPSMT" fo:font-style="italic" style:font-style-asian="italic" style:font-size-complex="12pt" fo:language="en" fo:country="US"/>
    </style:style>
    <style:style style:name="T29" style:parent-style-name="DefaultParagraphFont" style:family="text">
      <style:text-properties style:font-name="TimesNewRomanPSMT" style:font-name-complex="TimesNewRomanPSMT" style:font-size-complex="12pt" fo:language="en" fo:country="US"/>
    </style:style>
    <style:style style:name="P30" style:parent-style-name="Normal" style:family="paragraph">
      <style:paragraph-properties fo:widows="0" fo:orphans="0" style:text-autospace="none" fo:margin-left="0.3937in" fo:margin-right="0.7319in" fo:text-indent="-0.3937in">
        <style:tab-stops/>
      </style:paragraph-properties>
    </style:style>
    <style:style style:name="T31" style:parent-style-name="DefaultParagraphFont" style:family="text">
      <style:text-properties style:font-size-complex="12pt" fo:language="en" fo:country="US"/>
    </style:style>
    <style:style style:name="T32" style:parent-style-name="DefaultParagraphFont" style:family="text">
      <style:text-properties style:font-size-complex="12pt" fo:language="en" fo:country="US"/>
    </style:style>
    <style:style style:name="T33" style:parent-style-name="DefaultParagraphFont" style:family="text">
      <style:text-properties fo:font-style="italic" style:font-style-asian="italic" style:font-style-complex="italic" style:font-size-complex="12pt" fo:language="en" fo:country="US"/>
    </style:style>
    <style:style style:name="T34" style:parent-style-name="DefaultParagraphFont" style:family="text">
      <style:text-properties fo:font-style="italic" style:font-style-asian="italic" style:font-style-complex="italic" style:font-size-complex="12pt" fo:language="en" fo:country="US"/>
    </style:style>
    <style:style style:name="T35" style:parent-style-name="DefaultParagraphFont" style:family="text">
      <style:text-properties style:font-size-complex="12pt" fo:language="en" fo:country="US"/>
    </style:style>
    <style:style style:name="P36" style:parent-style-name="Normal" style:family="paragraph">
      <style:paragraph-properties fo:widows="0" fo:orphans="0" style:text-autospace="none" fo:margin-left="0.3937in" fo:margin-right="0.7319in" fo:text-indent="-0.3937in">
        <style:tab-stops/>
      </style:paragraph-properties>
    </style:style>
    <style:style style:name="T37" style:parent-style-name="DefaultParagraphFont" style:family="text">
      <style:text-properties style:font-size-complex="12pt"/>
    </style:style>
    <style:style style:name="T38" style:parent-style-name="DefaultParagraphFont" style:family="text">
      <style:text-properties style:font-size-complex="12pt"/>
    </style:style>
    <style:style style:name="T39" style:parent-style-name="DefaultParagraphFont" style:family="text">
      <style:text-properties fo:font-style="italic" style:font-style-asian="italic" style:font-size-complex="12pt"/>
    </style:style>
    <style:style style:name="T40" style:parent-style-name="DefaultParagraphFont" style:family="text">
      <style:text-properties style:font-size-complex="12pt"/>
    </style:style>
    <style:style style:name="T41" style:parent-style-name="DefaultParagraphFont" style:family="text">
      <style:text-properties style:font-size-complex="12pt"/>
    </style:style>
    <style:style style:name="T42" style:parent-style-name="DefaultParagraphFont" style:family="text">
      <style:text-properties style:font-size-complex="12pt"/>
    </style:style>
  </office:automatic-styles>
  <office:body>
    <office:text text:use-soft-page-breaks="true">
      <text:p text:style-name="P1">Projeto de Sistemas de Informação</text:p>
      <text:p text:style-name="P3">2014/2015</text:p>
      <text:p text:style-name="P4">Relatório da Etapa X</text:p>
      <text:p text:style-name="P5">Grupo 000</text:p>
      <text:p text:style-name="P6">Autores</text:p>
      <text:p text:style-name="P7">Nome 1, n.º 99999</text:p>
      <text:p text:style-name="P8">Nome 2, n.º 99999</text:p>
      <text:p text:style-name="P9">Nome 3, n.º 99999</text:p>
      <text:p text:style-name="P10">Nome 3, n.º 99999</text:p>
      <text:p text:style-name="P11"/>
      <text:p text:style-name="Normal"><text:span text:style-name="T12">Nota introdutória 1:</text:span><text:s/>Todos os<text:s/>relatórios, correspondentes às etapas 1, 2 e 6 do projeto, devem ter índice, introdução, conclusões, e bibliografia, e devem ser entregues na página da disciplina através de um único arquivo em formato ZIP. Este arquivo deve conter os ficheiros solicitados<text:s/>na respetiva etapa do projeto e deverá ter o nome PSI-X-EY.ZIP, em que X é o número do grupo (com três dígitos) e Y a etapa do projeto (ex. PSI-000-E1.ZIP).</text:p>
      <text:p text:style-name="Normal"><text:span text:style-name="T13">Nota introdutória 2:</text:span><text:s/>Nos relatórios das etapas 2 e 6 do projeto todas as alterações feitas aos relatórios anteriores devem ser assinaladas com destaque.</text:p>
      <text:h text:style-name="Heading1" text:outline-level="1">Índice</text:h>
      <text:p text:style-name="Normal">Índice estruturado e formatado, com indicação das páginas onde se encontram os vários capítulos e secções.</text:p>
      <text:h text:style-name="Heading1" text:outline-level="1">Introdução</text:h>
      <text:p text:style-name="Normal">Síntese sobre o projeto, sua importância, e aspetos cobertos neste relatório. Contexto e objetivos do projeto. Descrição do problema com mais detalhe que no enunciado, mas mantendo-se objetiva e sucinta. De um ponto de vista global, descrever as mais-valias do desenvolvimento deste projeto.</text:p>
      <text:p text:style-name="P14">Fase I - Análise de Requisitos e Desenho</text:p>
      <text:p text:style-name="Normal">/* Especificação da etapa 1 */</text:p>
      <text:h text:style-name="Heading1" text:outline-level="1">1. Requisitos Funcionais e Não Funcionais</text:h>
      <text:p text:style-name="Normal">Especificação de requisitos funcionais. Todos os requisitos devem estar numerados por forma a facilitar a sua referência noutras secções do relatório.</text:p>
      <text:p text:style-name="Normal">Podem também ser abordados<text:s/>requisitos não funcionais: de dados, de desempenho ou espaço, entre outros.</text:p>
      <text:h text:style-name="Heading1" text:outline-level="1">2. Modelo de Casos de Uso</text:h>
      <text:p text:style-name="Normal">Identificação e descrição dos atores. Diagramas de casos de uso na notação UML. Descrição textual dos casos de uso. Aconselha-se a inclusão de um diagrama<text:s/>global com todos os casos de uso, os atores e as relações entre eles, mesmo que adicionalmente sejam apresentados diagramas parciais.</text:p>
      <text:h text:style-name="Heading1" text:outline-level="1">3. Esboços das Interfaces com o Utilizador</text:h>
      <text:p text:style-name="Normal">Esboços das interfaces com o utilizador relativas aos casos de uso.</text:p>
      <text:soft-page-break/>
      <text:h text:style-name="Heading1" text:outline-level="1">4. Modelo<text:s/>de Dados e Modelo Relacional</text:h>
      <text:p text:style-name="Normal">O modelo conceptual de dados deve ser apresentado através de um diagrama de classes UML ou diagrama entidade-associação, com indicação das restrições de integridade (RI) adicionais em forma de texto. Deve estar bem patente a<text:s/>ligação entre a especificação de requisitos e os elementos do diagrama e das RIs.</text:p>
      <text:p text:style-name="Normal">O modelo conceptual de dados deve ser traduzido para um modelo lógico, em forma de comandos SQL de criação de tabelas.</text:p>
      <text:p text:style-name="P15">~ o ~</text:p>
      <text:p text:style-name="Normal">Podem ser usadas outras técnicas relevantes para<text:s/>complementar a especificação de requisitos (ex. diagramas de sequência), sendo obrigatória a apresentação do modelo de dados.</text:p>
      <text:p text:style-name="P16"><text:span text:style-name="T17">Fase I -<text:s/></text:span><text:span text:style-name="T18">Planeamento</text:span></text:p>
      <text:p text:style-name="Normal">/* Especificação da etapa 2 */</text:p>
      <text:h text:style-name="Heading1" text:outline-level="1">1. Recursos</text:h>
      <text:p text:style-name="Normal">Recursos humanos: descrição das pessoas envolvidas no projeto, disponibilidade, tabela de competências, organização da equipa, e justificações. Podem também ser referidos os recursos de<text:s/><text:span text:style-name="T19">hardware</text:span><text:s/>e de<text:s/><text:span text:style-name="T20">software</text:span>.</text:p>
      <text:h text:style-name="Heading1" text:outline-level="1">2. Estimação</text:h>
      <text:p text:style-name="Normal">Dados históricos. Conversão em linhas de código. Estimação empírica com o modelo COCOMO. Esta secção deve incluir as subsecções indicadas a seguir.</text:p>
      <text:h text:style-name="Heading2" text:outline-level="2">2.1. Esforço Disponível</text:h>
      <text:p text:style-name="Normal">Tendo em conta a disponibilidade de cada elemento da equipa e a duração prevista do projeto.</text:p>
      <text:h text:style-name="Heading2" text:outline-level="2">2.2. Linhas de Código</text:h>
      <text:p text:style-name="Normal">Utilizando a técnica de decomposição, estimar, para cada componente<text:s/>do sistema e para cada etapa do processo, o número de linhas de código (otimista, provável, e pessimista) com base em dados históricos, e calcular o valor total esperado.</text:p>
      <text:p text:style-name="Normal">Devem ser considerados dados históricos de projetos de anos anteriores<text:s/>(ver Anexo)<text:s/>e dados históricos pessoais.</text:p>
      <text:p text:style-name="Normal">Identificar corretamente, na secção de bibliografia, as fontes de informação consultadas.</text:p>
      <text:h text:style-name="Heading2" text:outline-level="2">2.3. Modelo Empírico COCOMO</text:h>
      <text:p text:style-name="Normal">Tabelas para o modelo simples, com os respetivos valores.</text:p>
      <text:p text:style-name="Normal">Cálculo do esforço e da duração com base nos valores obtidos na Secção 2.2.</text:p>
      <text:soft-page-break/>
      <text:h text:style-name="Heading2" text:outline-level="2">2.4. Análise Crítica</text:h>
      <text:p text:style-name="Normal">Análise crítica da viabilidade do projeto face às estimativas: análise dos valores estimados obtidos na Secção 2.3 relativamente aos valores disponíveis na Secção 2.1. Apresentar soluções para os eventuais problemas<text:s/>encontrados.</text:p>
      <text:h text:style-name="Heading1" text:outline-level="1">3. Planeamento do Projeto</text:h>
      <text:p text:style-name="Normal">Calendarização e o plano de desenvolvimento na plataforma JIRA, com tarefas atribuídas para o primeiro<text:s/><text:span text:style-name="T21">sprint</text:span>.</text:p>
      <text:p text:style-name="P22">Fase 2 – Implementação e Resultados<text:s/></text:p>
      <text:p text:style-name="Normal">/* Descrição das etapas 3, 4, e 5 */</text:p>
      <text:h text:style-name="Heading1" text:outline-level="1">1. Planeamento do Projeto</text:h>
      <text:p text:style-name="Normal">Calendarização e o plano de desenvolvimento na plataforma JIRA, com tarefas atribuídas para todos os<text:s/><text:span text:style-name="T23">sprints</text:span>.</text:p>
      <text:h text:style-name="Heading1" text:outline-level="1">2. Medidas do Projeto</text:h>
      <text:p text:style-name="Normal">Esforço real despendido. Linhas de código realizadas. É importante comentar as diferenças em relação ao que havia sido estimado.</text:p>
      <text:h text:style-name="Heading1" text:outline-level="1">3. Planeado vs. Executado</text:h>
      <text:p text:style-name="Normal">Nível de implementação de cada funcionalidade prevista para o sistema de informação. Por exemplo, o emparelhamento de oportunidades/perfis foi implementado a 80%.</text:p>
      <text:h text:style-name="Heading1" text:outline-level="1">Conclusões</text:h>
      <text:p text:style-name="Normal">Avaliação final e síntese crítica do projeto.</text:p>
      <text:p text:style-name="Normal">Análise<text:s/>global do esforço despendido em comparação com as estimativas, referindo duração, equipa, linhas de código, e documentação realizada. Comentar funcionalidades face aos requisitos.</text:p>
      <text:p text:style-name="Normal">Descrever o que correu bem, o que correu mal, o que seria diferente se o projeto começasse de novo, o que foi mais interessante e menos interessante, entre outros aspetos.</text:p>
      <text:h text:style-name="Heading1" text:outline-level="1">Bibliografia</text:h>
      <text:p text:style-name="Normal">Documentos consultados. Devem ser adequados e cobrir os diferentes aspetos abordados no relatório. As referências devem ser devidamente formatadas<text:s/>e completas, incluindo autores, título, editor, ano de publicação, e eventualmente um URL.</text:p>
      <text:soft-page-break/>
      <text:p text:style-name="P24">Exemplos:</text:p>
      <text:p text:style-name="P25"><text:span text:style-name="T26">[1]<text:s/></text:span><text:span text:style-name="T27"><text:tab/>Leon Shklar, Rich Rosen,<text:s/></text:span><text:span text:style-name="T28">Web Application Architecture: Principles, Protocols and Practices</text:span><text:span text:style-name="T29">, Wiley, 2009. ISBN: 978-0-470-51860-1.</text:span></text:p>
      <text:p text:style-name="P30"><text:span text:style-name="T31">[2]<text:s/></text:span><text:span text:style-name="T32"><text:tab/>Dave Raggett,<text:s/></text:span><text:span text:style-name="T33">G</text:span><text:span text:style-name="T34">etting Started with HTML</text:span><text:span text:style-name="T35">, W3C, Maio de 2005. http://www.w3.org/MarkUp/Guide/ (consulta em janeiro de 2015).</text:span></text:p>
      <text:p text:style-name="P36"><text:span text:style-name="T37">[3]<text:s/></text:span><text:span text:style-name="T38"><text:tab/>PHP Documentation Group,<text:s/></text:span><text:span text:style-name="T39">PHP Manual</text:span><text:span text:style-name="T40">. http://php.net/manual (co</text:span><text:span text:style-name="T41">n</text:span><text:span text:style-name="T42">sulta em janeiro de 2015).</text:span></text:p>
      <text:h text:style-name="Heading1" text:outline-level="1">ANEXO</text:h>
      <text:p text:style-name="Normal">Para além<text:s/>dos dados históricos pessoais<text:s/>utilizar na estimação os dados históricos de projetos de anos anteriores. </text:p>
      <text:p text:style-name="Normal">A seguir apresentam-se alguns totais de linhas de código de sistemas de informação desenvolvidos em anos letivos anteriores. De notar que estes valores referem-se a projetos com requisitos e número de funcionalidades distintos.</text:p>
      <text:p text:style-name="Normal"/>
      <text:p text:style-name="Normal">Cerca de 90% das funcionalidades concretizadas </text:p>
      <text:p text:style-name="Normal">SQL: 311 </text:p>
      <text:p text:style-name="Normal">PHP: 5837 </text:p>
      <text:p text:style-name="Normal">HTML: 1309 </text:p>
      <text:p text:style-name="Normal"/>
      <text:p text:style-name="Normal">Cerca de 40% das funcionalidades concretizadas </text:p>
      <text:p text:style-name="Normal">SQL: 370 </text:p>
      <text:p text:style-name="Normal">PHP: 980 </text:p>
      <text:p text:style-name="Normal">HTML/CSS: 1011 </text:p>
      <text:p text:style-name="Normal">Javascript: 360 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TimesNewRomanPSMT" svg:font-family="TimesNewRomanPSMT" style:font-family-generic="roman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PT" style:language-asian="pt" style:country-asian="PT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text-align="start" fo:margin-top="0.25in"/>
      <style:text-properties fo:font-weight="bold" style:font-weight-asian="bold" fo:font-size="16pt" style:font-size-asian="16pt" style:font-size-complex="16pt" fo:hyphenate="true"/>
    </style:style>
    <style:style style:name="Heading2" style:display-name="Heading 2" style:family="paragraph" style:parent-style-name="Heading1" style:next-style-name="Normal" style:default-outline-level="2">
      <style:paragraph-properties fo:margin-top="0.1666in"/>
      <style:text-properties fo:font-size="12pt" style:font-size-asian="12pt" style:font-size-complex="13pt" fo:hyphenate="true"/>
    </style:style>
    <style:style style:name="Normal" style:display-name="Normal" style:family="paragraph">
      <style:paragraph-properties fo:text-align="justify" fo:margin-bottom="0.0833in"/>
      <style:text-properties fo:font-size="12pt" style:font-size-asian="12pt" style:language-asian="en" style:country-asian="US" fo:hyphenate="tru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eading2Char" style:display-name="Heading 2 Char" style:family="text" style:parent-style-name="DefaultParagraphFont">
      <style:text-properties style:font-name-asian="Times New Roman" style:font-name-complex="Times New Roman" fo:font-weight="bold" style:font-weight-asian="bold" fo:font-size="12pt" style:font-size-asian="12pt" style:font-size-complex="13pt" fo:language="en" fo:country="US" style:language-asian="en" style:country-asian="US"/>
    </style:style>
    <style:style style:name="Header" style:display-name="Header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true"/>
    </style:style>
    <style:style style:name="HeaderChar" style:display-name="Header Char" style:family="text" style:parent-style-name="DefaultParagraphFont">
      <style:text-properties fo:font-size="12pt" style:font-size-asian="12pt" fo:language="en" fo:country="US" style:language-asian="en" style:country-asian="US"/>
    </style:style>
    <style:style style:name="Footer" style:display-name="Footer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true"/>
    </style:style>
    <style:style style:name="FooterChar" style:display-name="Footer Char" style:family="text" style:parent-style-name="DefaultParagraphFont">
      <style:text-properties fo:font-size="12pt" style:font-size-asian="12pt" fo:language="en" fo:country="US" style:language-asian="en" style:country-asian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45in" fo:page-height="11.6944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12in"/>
      </style:header-style>
      <style:footer-style>
        <style:header-footer-properties style:dynamic-spacing="true" fo:min-height="0.6812in"/>
      </style:footer-style>
    </style:page-layout>
    <style:style style:name="P2" style:parent-style-name="Footer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5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meta:initial-creator>Ana Paula Afonso</meta:initial-creator>
    <dc:creator>apa</dc:creator>
    <meta:creation-date>2015-02-21T17:24:00Z</meta:creation-date>
    <dc:date>2015-02-27T21:31:00Z</dc:date>
    <meta:template xlink:href="Normal" xlink:type="simple"/>
    <meta:editing-cycles>9</meta:editing-cycles>
    <meta:editing-duration>PT88740S</meta:editing-duration>
    <meta:document-statistic meta:page-count="5" meta:paragraph-count="12" meta:word-count="983" meta:character-count="6282" meta:row-count="44" meta:non-whitespace-character-count="5311"/>
  </office:meta>
</office:document-meta>
</file>